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tchNode.locate( Map om , InvokeContext con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MatchNode.build( final Configuration configuration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MatchNode.MatchNode( final LocatorNode ln , final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